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82cm" fo:min-width="0.032cm"/>
    </style:style>
    <style:style style:name="gr2" style:family="graphic" style:parent-style-name="objectwithoutfill">
      <style:graphic-properties draw:marker-end="Arrow" draw:marker-end-width="0.3cm" draw:fill="none" draw:textarea-horizontal-align="right" draw:textarea-vertical-align="middle" fo:padding-right="-0.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middle" fo:padding-left="-0.25cm" fo:padding-right="0.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 fo:padding-right="-0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sub 58%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0.75cm" svg:height="0.75cm" svg:x="5.64cm" svg:y="5.4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015cm" svg:y1="6.15cm" svg:x2="6.015cm" svg:y2="7.7cm" draw:start-shape="id1" draw:start-glue-point="8" draw:end-shape="id2" draw:end-glue-point="4" svg:d="M6015 6150v1550" svg:viewBox="0 0 1 1551">
          <text:p text:style-name="P1"><text:span text:style-name="T1">a</text:span></text:p>
        </draw:connector>
        <draw:custom-shape draw:style-name="gr1" draw:text-style-name="P2" xml:id="id2" draw:id="id2" draw:layer="layout" svg:width="0.75cm" svg:height="0.75cm" svg:x="5.64cm" svg:y="7.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5.765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75cm" svg:height="0.75cm" svg:x="9.64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9.765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12.04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2.165cm" svg:y="7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10.74cm" svg:y="5.5cm">
          <text:p text:style-name="P1"><text:span text:style-name="T1">S’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047cm" svg:y1="4.387cm" svg:x2="5.749cm" svg:y2="5.509cm" draw:end-shape="id1" draw:end-glue-point="5" svg:d="M5047 4387l702 1122" svg:viewBox="0 0 703 1123">
          <text:p text:style-name="P1"><text:span text:style-name="T1"/></text:p>
        </draw:connector>
        <draw:connector draw:style-name="gr2" draw:text-style-name="P2" draw:layer="layout" draw:type="line" svg:x1="10.147cm" svg:y1="4.487cm" svg:x2="10.849cm" svg:y2="5.609cm" svg:d="M10147 4487l702 1122" svg:viewBox="0 0 703 1123">
          <text:p/>
        </draw:connector>
        <draw:connector draw:style-name="gr4" draw:text-style-name="P2" draw:layer="layout" draw:type="line" svg:x1="11.115cm" svg:y1="6.25cm" svg:x2="10.281cm" svg:y2="7.809cm" draw:start-shape="id3" draw:start-glue-point="8" draw:end-shape="id4" draw:end-glue-point="11" svg:d="M11115 6250l-834 1559" svg:viewBox="0 0 835 1560">
          <text:p text:style-name="P1"><text:span text:style-name="T1">a</text:span></text:p>
        </draw:connector>
        <draw:connector draw:style-name="gr5" draw:text-style-name="P2" draw:layer="layout" draw:type="line" svg:x1="11.115cm" svg:y1="6.25cm" svg:x2="12.149cm" svg:y2="7.809cm" draw:start-shape="id3" draw:start-glue-point="8" draw:end-shape="id5" draw:end-glue-point="5" svg:d="M11115 6250l1034 1559" svg:viewBox="0 0 1035 1560">
          <text:p text:style-name="P1"><text:span text:style-name="T1">a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1-28T11:55:47.654000000</dc:date>
    <dc:creator>luciano de falco alfano</dc:creator>
    <meta:editing-duration>PT26M13S</meta:editing-duration>
    <meta:editing-cycles>3</meta:editing-cycles>
    <meta:generator>LibreOffice/6.1.3.2$Windows_X86_64 LibreOffice_project/86daf60bf00efa86ad547e59e09d6bb77c699acb</meta:generator>
    <meta:document-statistic meta:object-count="13"/>
  </office:meta>
</office:document-meta>
</file>